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18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6902in"/>
    </style:style>
    <style:style style:name="co8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Default"/>
        <table:table-column table:style-name="co6" table:number-columns-repeated="2" table:default-cell-style-name="Default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office:value-type="string">
            <text:p>Marathon</text:p>
          </table:table-cell>
          <table:table-cell table:number-columns-repeated="2"/>
          <table:table-cell office:value-type="string">
            <text:p>Epic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2"/>
          <table:table-cell office:value-type="string">
            <text:p>Quick</text:p>
          </table:table-cell>
          <table:table-cell office:value-type="float" office:value="0.66">
            <text:p>0.66</text:p>
          </table:table-cell>
          <table:table-cell/>
          <table:table-cell office:value-type="string">
            <text:p>Impatient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2">
          <table:table-cell/>
          <table:table-cell office:value-type="string">
            <text:p>mul</text:p>
          </table:table-cell>
          <table:table-cell office:value-type="string">
            <text:p>Months Per Turn</text:p>
          </table:table-cell>
          <table:table-cell office:value-type="string">
            <text:p>Turns @</text:p>
          </table:table-cell>
          <table:table-cell table:number-columns-repeated="10"/>
          <table:table-cell table:style-name="ce1" office:value-type="float" office:value="1.638">
            <text:p>1.638</text:p>
          </table:table-cell>
          <table:table-cell/>
        </table:table-row>
        <table:table-row table:style-name="ro1">
          <table:table-cell/>
          <table:table-cell table:formula="of:=[.C6]*[.D6]" office:value-type="float" office:value="18000">
            <text:p>18000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formula="of:=[.F6]*[.G6]" office:value-type="float" office:value="42000">
            <text:p>42000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table:formula="of:=[.I6]*[.J6]" office:value-type="float" office:value="36000">
            <text:p>36000</text:p>
          </table:table-cell>
          <table:table-cell office:value-type="float" office:value="480">
            <text:p>480</text:p>
          </table:table-cell>
          <table:table-cell office:value-type="float" office:value="75">
            <text:p>75</text:p>
          </table:table-cell>
          <table:table-cell table:formula="of:=[.L6]*[.M6]" office:value-type="float" office:value="36000">
            <text:p>36000</text:p>
          </table:table-cell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table:formula="of:=[.O6]*[.P6]" office:value-type="float" office:value="25945.92">
            <text:p>25945.92</text:p>
          </table:table-cell>
          <table:table-cell table:formula="of:=[.L6]*[.$O$5]" office:value-type="float" office:value="1179.36">
            <text:p>1179.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C7]*[.D7]" office:value-type="float" office:value="36000">
            <text:p>36000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table:formula="of:=[.F7]*[.G7]" office:value-type="float" office:value="16200">
            <text:p>16200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table:formula="of:=[.I7]*[.J7]" office:value-type="float" office:value="18000">
            <text:p>18000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table:formula="of:=[.L7]*[.M7]" office:value-type="float" office:value="14400">
            <text:p>14400</text:p>
          </table:table-cell>
          <table:table-cell office:value-type="float" office:value="480">
            <text:p>480</text:p>
          </table:table-cell>
          <table:table-cell office:value-type="float" office:value="30">
            <text:p>30</text:p>
          </table:table-cell>
          <table:table-cell table:formula="of:=[.O7]*[.P7]" office:value-type="float" office:value="17297.28">
            <text:p>17297.28</text:p>
          </table:table-cell>
          <table:table-cell table:formula="of:=[.L7]*[.$O$5]" office:value-type="float" office:value="786.24">
            <text:p>786.24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C8]*[.D8]" office:value-type="float" office:value="10200">
            <text:p>10200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table:formula="of:=[.F8]*[.G8]" office:value-type="float" office:value="4800">
            <text:p>480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formula="of:=[.I8]*[.J8]" office:value-type="float" office:value="6000">
            <text:p>600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table:formula="of:=[.L8]*[.M8]" office:value-type="float" office:value="7200">
            <text:p>7200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table:formula="of:=[.O8]*[.P8]" office:value-type="float" office:value="12972.96">
            <text:p>12972.96</text:p>
          </table:table-cell>
          <table:table-cell table:formula="of:=[.L8]*[.$O$5]" office:value-type="float" office:value="589.68">
            <text:p>589.68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C9]*[.D9]" office:value-type="float" office:value="4824">
            <text:p>4824</text:p>
          </table:table-cell>
          <table:table-cell office:value-type="float" office:value="24">
            <text:p>24</text:p>
          </table:table-cell>
          <table:table-cell office:value-type="float" office:value="201">
            <text:p>201</text:p>
          </table:table-cell>
          <table:table-cell table:formula="of:=[.F9]*[.G9]" office:value-type="float" office:value="5400">
            <text:p>540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formula="of:=[.I9]*[.J9]" office:value-type="float" office:value="6000">
            <text:p>600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table:formula="of:=[.L9]*[.M9]" office:value-type="float" office:value="7200">
            <text:p>7200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table:formula="of:=[.O9]*[.P9]" office:value-type="float" office:value="8648.64">
            <text:p>8648.64</text:p>
          </table:table-cell>
          <table:table-cell table:formula="of:=[.L9]*[.$O$5]" office:value-type="float" office:value="393.12">
            <text:p>393.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C10]*[.D10]" office:value-type="float" office:value="1548">
            <text:p>1548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table:formula="of:=[.F10]*[.G10]" office:value-type="float" office:value="1680">
            <text:p>1680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formula="of:=[.I10]*[.J10]" office:value-type="float" office:value="3600">
            <text:p>3600</text:p>
          </table:table-cell>
          <table:table-cell table:number-columns-repeated="2" office:value-type="float" office:value="60">
            <text:p>60</text:p>
          </table:table-cell>
          <table:table-cell table:formula="of:=[.L10]*[.M10]" office:value-type="float" office:value="3000">
            <text:p>3000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table:formula="of:=[.O10]*[.P10]" office:value-type="float" office:value="4324.32">
            <text:p>4324.32</text:p>
          </table:table-cell>
          <table:table-cell table:formula="of:=[.L10]*[.$O$5]" office:value-type="float" office:value="196.56">
            <text:p>196.56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C11]*[.D11]" office:value-type="float" office:value="1080">
            <text:p>1080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formula="of:=[.F11]*[.G11]" office:value-type="float" office:value="1200">
            <text:p>12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[.I11]*[.J11]" office:value-type="float" office:value="1200">
            <text:p>120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[.L11]*[.M11]" office:value-type="float" office:value="2400">
            <text:p>24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[.O11]*[.P11]" office:value-type="float" office:value="2162.16">
            <text:p>2162.16</text:p>
          </table:table-cell>
          <table:table-cell table:formula="of:=[.L11]*[.$O$5]" office:value-type="float" office:value="98.28">
            <text:p>98.28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C12]*[.D12]" office:value-type="float" office:value="792">
            <text:p>792</text:p>
          </table:table-cell>
          <table:table-cell office:value-type="float" office:value="3">
            <text:p>3</text:p>
          </table:table-cell>
          <table:table-cell office:value-type="float" office:value="264">
            <text:p>264</text:p>
          </table:table-cell>
          <table:table-cell table:formula="of:=[.F12]*[.G12]" office:value-type="float" office:value="1320">
            <text:p>1320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table:formula="of:=[.I12]*[.J12]" office:value-type="float" office:value="1440">
            <text:p>144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table:formula="of:=[.L12]*[.M12]" office:value-type="float" office:value="1560">
            <text:p>156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formula="of:=[.O12]*[.P12]" office:value-type="float" office:value="864.864">
            <text:p>864.864</text:p>
          </table:table-cell>
          <table:table-cell table:formula="of:=[.L12]*[.$O$5]" office:value-type="float" office:value="39.312">
            <text:p>39.3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C13]*[.D13]"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formula="of:=[.F13]*[.G13]" office:value-type="float" office:value="0">
            <text:p>0</text:p>
          </table:table-cell>
          <table:table-cell table:number-columns-repeated="2"/>
          <table:table-cell table:formula="of:=[.I13]*[.J13]" office:value-type="float" office:value="360">
            <text:p>36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formula="of:=[.L13]*[.M13]" office:value-type="float" office:value="840">
            <text:p>84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table:formula="of:=[.O13]*[.P13]" office:value-type="float" office:value="432.432">
            <text:p>432.432</text:p>
          </table:table-cell>
          <table:table-cell table:formula="of:=[.L13]*[.$O$5]" office:value-type="float" office:value="19.656">
            <text:p>19.65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formula="of:=SUM([.B6:.B13])" office:value-type="float" office:value="72600">
            <text:p>72600</text:p>
          </table:table-cell>
          <table:table-cell table:formula="of:=SUM([.C6:.C13])" office:value-type="float" office:value="406">
            <text:p>406</text:p>
          </table:table-cell>
          <table:table-cell table:formula="of:=SUM([.D6:.D13])" office:value-type="float" office:value="1500">
            <text:p>1500</text:p>
          </table:table-cell>
          <table:table-cell table:style-name="Default" table:formula="of:=SUM([.E6:.E13])" office:value-type="float" office:value="72600">
            <text:p>72600</text:p>
          </table:table-cell>
          <table:table-cell table:style-name="Default" table:formula="of:=SUM([.F6:.F13])" office:value-type="float" office:value="702">
            <text:p>702</text:p>
          </table:table-cell>
          <table:table-cell table:style-name="Default" table:formula="of:=SUM([.G6:.G13])" office:value-type="float" office:value="750">
            <text:p>750</text:p>
          </table:table-cell>
          <table:table-cell table:formula="of:=SUM([.H6:.H13])" office:value-type="float" office:value="72600">
            <text:p>72600</text:p>
          </table:table-cell>
          <table:table-cell table:formula="of:=SUM([.I6:.I13])" office:value-type="float" office:value="1242">
            <text:p>1242</text:p>
          </table:table-cell>
          <table:table-cell table:formula="of:=SUM([.J6:.J13])" office:value-type="float" office:value="500">
            <text:p>500</text:p>
          </table:table-cell>
          <table:table-cell table:style-name="Default" table:formula="of:=SUM([.K6:.K13])" office:value-type="float" office:value="72600">
            <text:p>72600</text:p>
          </table:table-cell>
          <table:table-cell table:style-name="Default" table:formula="of:=SUM([.L6:.L13])" office:value-type="float" office:value="2016">
            <text:p>2016</text:p>
          </table:table-cell>
          <table:table-cell table:style-name="Default" table:formula="of:=SUM([.M6:.M13])" office:value-type="float" office:value="330">
            <text:p>330</text:p>
          </table:table-cell>
          <table:table-cell table:style-name="Default" table:formula="of:=SUM([.N6:.N13])" office:value-type="float" office:value="72648.576">
            <text:p>72648.576</text:p>
          </table:table-cell>
          <table:table-cell table:formula="of:=SUM([.O6:.O13])" office:value-type="float" office:value="3302.208">
            <text:p>3302.208</text:p>
          </table:table-cell>
          <table:table-cell table:style-name="Default" table:formula="of:=SUM([.P6:.P13])" office:value-type="float" office:value="176">
            <text:p>176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0">12/20/2021</text:date>, <text:time>09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08:39:47.86</meta:creation-date>
    <dc:date>2021-12-20T09:22:20.65</dc:date>
    <meta:editing-duration>PT12M12S</meta:editing-duration>
    <meta:editing-cycles>1</meta:editing-cycles>
    <meta:document-statistic meta:table-count="3" meta:cell-count="146" meta:object-count="0"/>
    <meta:generator>OpenOffice/4.1.6$Win32 OpenOffice.org_project/416m1$Build-9790</meta:generator>
  </office:meta>
</office:document-meta>
</file>